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4586"/>
    </style:style>
    <style:style style:name="P2" style:family="paragraph" style:parent-style-name="Standard">
      <style:text-properties fo:background-color="#99ffff"/>
    </style:style>
    <style:style style:name="T1" style:family="text">
      <style:text-properties fo:font-size="14pt"/>
    </style:style>
    <style:style style:name="T2" style:family="text">
      <style:text-properties fo:font-size="14pt" fo:background-color="#ff0066"/>
    </style:style>
    <style:style style:name="T3" style:family="text">
      <style:text-properties fo:font-size="14pt" fo:background-color="#99ffff"/>
    </style:style>
    <style:style style:name="T4" style:family="text">
      <style:text-properties fo:font-size="14pt" fo:background-color="#ccff66"/>
    </style:style>
    <style:style style:name="T5" style:family="text">
      <style:text-properties fo:font-size="14pt" fo:background-color="#ffff66"/>
    </style:style>
    <style:style style:name="T6" style:family="text">
      <style:text-properties fo:font-size="14pt" fo:background-color="#ff66cc"/>
    </style:style>
    <style:style style:name="T7" style:family="text">
      <style:text-properties fo:font-size="14pt" fo:background-color="#ffcc00"/>
    </style:style>
    <style:style style:name="T8" style:family="text">
      <style:text-properties fo:background-color="#ff66cc"/>
    </style:style>
    <style:style style:name="T9" style:family="text">
      <style:text-properties fo:color="#0033cc" fo:font-size="14pt"/>
    </style:style>
    <style:style style:name="T10" style:family="text">
      <style:text-properties fo:color="#0033cc" fo:font-size="14pt" fo:background-color="#99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~Ann Taylor</text:span></text:p>
      <text:p text:style-name="Text_20_body"><text:span text:style-name="T1">Dance, little baby, dance up high,<text:line-break/>Never mind baby, mother is by;<text:line-break/>Crow and caper, caper and crow,<text:line-break/>There little baby, there you go:<text:line-break/>Up to the ceiling, down to the ground,<text:line-break/>Backwards and forwards, round and round.<text:line-break/>Then dance, little baby, and mother shall sing,<text:line-break/>With the merry gay coral, ding, ding, a-ding, ding.</text:span></text:p>
      <text:p text:style-name="Standard"><text:span text:style-name="T8"/></text:p>
      <text:p text:style-name="P2"/>
      <text:p text:style-name="Standard"/>
      <text:p text:style-name="P1">poem to learn for homewor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21:12:15.46</meta:creation-date>
    <dc:date>2014-03-02T09:35:44.75</dc:date>
    <meta:editing-duration>PT27M1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" meta:word-count="62" meta:character-count="347"/>
  </office:meta>
</office:document-meta>
</file>